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q1" table:style-name="ta1">
        <table:shapes>
          <draw:frame draw:z-index="0" draw:style-name="gr1" draw:text-style-name="P1" svg:width="282.89mm" svg:height="180.62mm" svg:x="134.85mm" svg:y="15.14mm">
            <loext:p draw:notify-on-update-of-ranges="q1.A2:q1.A21 q1.B1:q1.B1 q1.B2:q1.B21 q1.A2:q1.A21 q1.C1:q1.C1 q1.C2:q1.C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0.38mm" svg:height="103.38mm" svg:x="42.24mm" svg:y="210.58mm">
            <loext:p draw:notify-on-update-of-ranges="q1.A1:q1.A1 q1.A2:q1.A21 q1.D1:q1.D1 q1.D2:q1.D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rial Speed</text:p>
          </table:table-cell>
          <table:table-cell office:value-type="string" calcext:value-type="string">
            <text:p>Parallel Speed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0.235542" calcext:value-type="float">
            <text:p>0.235542</text:p>
          </table:table-cell>
          <table:table-cell table:formula="of:=([.B2]/[.C2])*100" office:value-type="float" office:value="0.260250825755067" calcext:value-type="float">
            <text:p>0.26025082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883" calcext:value-type="float">
            <text:p>0.002883</text:p>
          </table:table-cell>
          <table:table-cell office:value-type="float" office:value="0.205937" calcext:value-type="float">
            <text:p>0.205937</text:p>
          </table:table-cell>
          <table:table-cell table:formula="of:=([.B3]/[.C3])*100" office:value-type="float" office:value="1.3999427009231" calcext:value-type="float">
            <text:p>1.39994270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8904" calcext:value-type="float">
            <text:p>0.008904</text:p>
          </table:table-cell>
          <table:table-cell office:value-type="float" office:value="0.202196" calcext:value-type="float">
            <text:p>0.202196</text:p>
          </table:table-cell>
          <table:table-cell table:formula="of:=([.B4]/[.C4])*100" office:value-type="float" office:value="4.40364794555778" calcext:value-type="float">
            <text:p>4.40364794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5984" calcext:value-type="float">
            <text:p>0.035984</text:p>
          </table:table-cell>
          <table:table-cell office:value-type="float" office:value="0.21419" calcext:value-type="float">
            <text:p>0.21419</text:p>
          </table:table-cell>
          <table:table-cell table:formula="of:=([.B5]/[.C5])*100" office:value-type="float" office:value="16.8000373500163" calcext:value-type="float">
            <text:p>16.800037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52039" calcext:value-type="float">
            <text:p>0.052039</text:p>
          </table:table-cell>
          <table:table-cell office:value-type="float" office:value="0.225467" calcext:value-type="float">
            <text:p>0.225467</text:p>
          </table:table-cell>
          <table:table-cell table:formula="of:=([.B6]/[.C6])*100" office:value-type="float" office:value="23.0805395024549" calcext:value-type="float">
            <text:p>23.08053950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0919" calcext:value-type="float">
            <text:p>0.090919</text:p>
          </table:table-cell>
          <table:table-cell office:value-type="float" office:value="0.199426" calcext:value-type="float">
            <text:p>0.199426</text:p>
          </table:table-cell>
          <table:table-cell table:formula="of:=([.B7]/[.C7])*100" office:value-type="float" office:value="45.5903442881069" calcext:value-type="float">
            <text:p>45.59034428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34197" calcext:value-type="float">
            <text:p>0.134197</text:p>
          </table:table-cell>
          <table:table-cell office:value-type="float" office:value="0.205625" calcext:value-type="float">
            <text:p>0.205625</text:p>
          </table:table-cell>
          <table:table-cell table:formula="of:=([.B8]/[.C8])*100" office:value-type="float" office:value="65.2629787234042" calcext:value-type="float">
            <text:p>65.26297872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8934" calcext:value-type="float">
            <text:p>0.18934</text:p>
          </table:table-cell>
          <table:table-cell office:value-type="float" office:value="0.205486" calcext:value-type="float">
            <text:p>0.205486</text:p>
          </table:table-cell>
          <table:table-cell table:formula="of:=([.B9]/[.C9])*100" office:value-type="float" office:value="92.1425303913649" calcext:value-type="float">
            <text:p>92.14253039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8669" calcext:value-type="float">
            <text:p>0.28669</text:p>
          </table:table-cell>
          <table:table-cell office:value-type="float" office:value="0.2163" calcext:value-type="float">
            <text:p>0.2163</text:p>
          </table:table-cell>
          <table:table-cell table:formula="of:=([.B10]/[.C10])*100" office:value-type="float" office:value="132.542764678687" calcext:value-type="float">
            <text:p>132.54276467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4363" calcext:value-type="float">
            <text:p>0.34363</text:p>
          </table:table-cell>
          <table:table-cell office:value-type="float" office:value="0.213156" calcext:value-type="float">
            <text:p>0.213156</text:p>
          </table:table-cell>
          <table:table-cell table:formula="of:=([.B11]/[.C11])*100" office:value-type="float" office:value="161.210568785303" calcext:value-type="float">
            <text:p>161.21056878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48017" calcext:value-type="float">
            <text:p>0.448017</text:p>
          </table:table-cell>
          <table:table-cell office:value-type="float" office:value="0.220373" calcext:value-type="float">
            <text:p>0.220373</text:p>
          </table:table-cell>
          <table:table-cell table:formula="of:=([.B12]/[.C12])*100" office:value-type="float" office:value="203.299406007088" calcext:value-type="float">
            <text:p>203.29940600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6924" calcext:value-type="float">
            <text:p>0.56924</text:p>
          </table:table-cell>
          <table:table-cell office:value-type="float" office:value="0.217709" calcext:value-type="float">
            <text:p>0.217709</text:p>
          </table:table-cell>
          <table:table-cell table:formula="of:=([.B13]/[.C13])*100" office:value-type="float" office:value="261.468290240642" calcext:value-type="float">
            <text:p>261.46829024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42202" calcext:value-type="float">
            <text:p>0.742202</text:p>
          </table:table-cell>
          <table:table-cell office:value-type="float" office:value="0.232226" calcext:value-type="float">
            <text:p>0.232226</text:p>
          </table:table-cell>
          <table:table-cell table:formula="of:=([.B14]/[.C14])*100" office:value-type="float" office:value="319.603317457994" calcext:value-type="float">
            <text:p>319.6033174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040563" calcext:value-type="float">
            <text:p>1.040563</text:p>
          </table:table-cell>
          <table:table-cell office:value-type="float" office:value="0.294085" calcext:value-type="float">
            <text:p>0.294085</text:p>
          </table:table-cell>
          <table:table-cell table:formula="of:=([.B15]/[.C15])*100" office:value-type="float" office:value="353.830695207168" calcext:value-type="float">
            <text:p>353.83069520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63735" calcext:value-type="float">
            <text:p>1.263735</text:p>
          </table:table-cell>
          <table:table-cell office:value-type="float" office:value="0.243167" calcext:value-type="float">
            <text:p>0.243167</text:p>
          </table:table-cell>
          <table:table-cell table:formula="of:=([.B16]/[.C16])*100" office:value-type="float" office:value="519.698396575193" calcext:value-type="float">
            <text:p>519.69839657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295354" calcext:value-type="float">
            <text:p>1.295354</text:p>
          </table:table-cell>
          <table:table-cell office:value-type="float" office:value="0.23527" calcext:value-type="float">
            <text:p>0.23527</text:p>
          </table:table-cell>
          <table:table-cell table:formula="of:=([.B17]/[.C17])*100" office:value-type="float" office:value="550.581884643176" calcext:value-type="float">
            <text:p>550.58188464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606585" calcext:value-type="float">
            <text:p>1.606585</text:p>
          </table:table-cell>
          <table:table-cell office:value-type="float" office:value="0.265132" calcext:value-type="float">
            <text:p>0.265132</text:p>
          </table:table-cell>
          <table:table-cell table:formula="of:=([.B18]/[.C18])*100" office:value-type="float" office:value="605.956655552706" calcext:value-type="float">
            <text:p>605.95665555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892413" calcext:value-type="float">
            <text:p>1.892413</text:p>
          </table:table-cell>
          <table:table-cell office:value-type="float" office:value="0.230184" calcext:value-type="float">
            <text:p>0.230184</text:p>
          </table:table-cell>
          <table:table-cell table:formula="of:=([.B19]/[.C19])*100" office:value-type="float" office:value="822.130556424426" calcext:value-type="float">
            <text:p>822.13055642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169196" calcext:value-type="float">
            <text:p>2.169196</text:p>
          </table:table-cell>
          <table:table-cell office:value-type="float" office:value="0.289604" calcext:value-type="float">
            <text:p>0.289604</text:p>
          </table:table-cell>
          <table:table-cell table:formula="of:=([.B20]/[.C20])*100" office:value-type="float" office:value="749.021422356045" calcext:value-type="float">
            <text:p>749.0214223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571102" calcext:value-type="float">
            <text:p>2.571102</text:p>
          </table:table-cell>
          <table:table-cell office:value-type="float" office:value="0.306416" calcext:value-type="float">
            <text:p>0.306416</text:p>
          </table:table-cell>
          <table:table-cell table:formula="of:=([.B21]/[.C21])*100" office:value-type="float" office:value="839.088689885646" calcext:value-type="float">
            <text:p>839.08868988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000/00/00</text:date>, <text:time style:data-style-name="N2" text:time-value="13:21:32.360249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8T13:27:08.112857228</dc:date>
    <meta:editing-duration>PT20M44S</meta:editing-duration>
    <meta:editing-cycles>3</meta:editing-cycles>
    <meta:generator>LibreOffice/5.1.6.2$Linux_X86_64 LibreOffice_project/10m0$Build-2</meta:generator>
    <meta:document-statistic meta:table-count="1" meta:cell-count="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0.5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29cm" svg:height="18.063cm" xlink:href=".." xlink:type="simple" chart:class="chart:scatter" chart:style-name="ch1">
        <chart:title svg:x="8.307cm" svg:y="0.497cm" chart:style-name="ch2">
          <text:p>Speed Comparison of Parallel and Serial Implementations </text:p>
        </chart:title>
        <chart:subtitle svg:x="12.09cm" svg:y="1.637cm" chart:style-name="ch3">
          <text:p>for matrix multiplication</text:p>
        </chart:subtitle>
        <chart:legend chart:legend-position="end" svg:x="24.723cm" svg:y="8.483cm" style:legend-expansion="high" chart:style-name="ch4"/>
        <chart:plot-area chart:style-name="ch5" table:cell-range-address="q1.A2:q1.C21 q1.B1:q1.C1" chart:data-source-has-labels="row" svg:x="1.576cm" svg:y="2.681cm" svg:width="22.582cm" svg:height="14.04cm">
          <chartooo:coordinate-region svg:x="2.303cm" svg:y="2.88cm" svg:width="21.575cm" svg:height="13.194cm"/>
          <chart:axis chart:dimension="x" chart:name="primary-x" chart:style-name="ch6">
            <chart:title svg:x="11.063cm" svg:y="17.082cm" chart:style-name="ch7">
              <text:p>N (size of square matrix)</text:p>
            </chart:title>
          </chart:axis>
          <chart:axis chart:dimension="y" chart:name="primary-y" chart:style-name="ch8">
            <chart:title svg:x="0.451cm" svg:y="10.658cm" chart:style-name="ch9">
              <text:p>milliseconds</text:p>
            </chart:title>
            <chart:grid chart:style-name="ch10" chart:class="major"/>
          </chart:axis>
          <chart:series chart:style-name="ch11" chart:values-cell-range-address="q1.B2:q1.B21" chart:label-cell-address="q1.B1:q1.B1" chart:class="chart:scatter">
            <chart:domain table:cell-range-address="q1.A2:q1.A21"/>
            <chart:data-point chart:repeated="20"/>
          </chart:series>
          <chart:series chart:style-name="ch12" chart:values-cell-range-address="q1.C2:q1.C21" chart:label-cell-address="q1.C1:q1.C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rial Speed</text:p>
                <draw:g>
                  <svg:desc>q1.B1:q1.B1</svg:desc>
                </draw:g>
              </table:table-cell>
              <table:table-cell office:value-type="string">
                <text:p>Parallel Speed</text:p>
                <draw:g>
                  <svg:desc>q1.C1:q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q1.A2:q1.A21</svg:desc>
                </draw:g>
              </table:table-cell>
              <table:table-cell office:value-type="float" office:value="0.000613">
                <text:p>0.000613</text:p>
                <draw:g>
                  <svg:desc>q1.B2:q1.B21</svg:desc>
                </draw:g>
              </table:table-cell>
              <table:table-cell office:value-type="float" office:value="0.235542">
                <text:p>0.235542</text:p>
                <draw:g>
                  <svg:desc>q1.C2:q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2883">
                <text:p>0.002883</text:p>
              </table:table-cell>
              <table:table-cell office:value-type="float" office:value="0.205937">
                <text:p>0.205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8904">
                <text:p>0.008904</text:p>
              </table:table-cell>
              <table:table-cell office:value-type="float" office:value="0.202196">
                <text:p>0.202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35984">
                <text:p>0.035984</text:p>
              </table:table-cell>
              <table:table-cell office:value-type="float" office:value="0.21419">
                <text:p>0.21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52039">
                <text:p>0.052039</text:p>
              </table:table-cell>
              <table:table-cell office:value-type="float" office:value="0.225467">
                <text:p>0.225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90919">
                <text:p>0.090919</text:p>
              </table:table-cell>
              <table:table-cell office:value-type="float" office:value="0.199426">
                <text:p>0.199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134197">
                <text:p>0.134197</text:p>
              </table:table-cell>
              <table:table-cell office:value-type="float" office:value="0.205625">
                <text:p>0.20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18934">
                <text:p>0.18934</text:p>
              </table:table-cell>
              <table:table-cell office:value-type="float" office:value="0.205486">
                <text:p>0.2054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28669">
                <text:p>0.28669</text:p>
              </table:table-cell>
              <table:table-cell office:value-type="float" office:value="0.2163">
                <text:p>0.2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34363">
                <text:p>0.34363</text:p>
              </table:table-cell>
              <table:table-cell office:value-type="float" office:value="0.213156">
                <text:p>0.213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448017">
                <text:p>0.448017</text:p>
              </table:table-cell>
              <table:table-cell office:value-type="float" office:value="0.220373">
                <text:p>0.220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56924">
                <text:p>0.56924</text:p>
              </table:table-cell>
              <table:table-cell office:value-type="float" office:value="0.217709">
                <text:p>0.2177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742202">
                <text:p>0.742202</text:p>
              </table:table-cell>
              <table:table-cell office:value-type="float" office:value="0.232226">
                <text:p>0.232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.040563">
                <text:p>1.040563</text:p>
              </table:table-cell>
              <table:table-cell office:value-type="float" office:value="0.294085">
                <text:p>0.294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.263735">
                <text:p>1.263735</text:p>
              </table:table-cell>
              <table:table-cell office:value-type="float" office:value="0.243167">
                <text:p>0.243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.295354">
                <text:p>1.295354</text:p>
              </table:table-cell>
              <table:table-cell office:value-type="float" office:value="0.23527">
                <text:p>0.235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.606585">
                <text:p>1.606585</text:p>
              </table:table-cell>
              <table:table-cell office:value-type="float" office:value="0.265132">
                <text:p>0.265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.892413">
                <text:p>1.892413</text:p>
              </table:table-cell>
              <table:table-cell office:value-type="float" office:value="0.230184">
                <text:p>0.230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2.169196">
                <text:p>2.169196</text:p>
              </table:table-cell>
              <table:table-cell office:value-type="float" office:value="0.289604">
                <text:p>0.2896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.571102">
                <text:p>2.571102</text:p>
              </table:table-cell>
              <table:table-cell office:value-type="float" office:value="0.306416">
                <text:p>0.306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39cm" svg:height="10.339cm" xlink:href=".." xlink:type="simple" chart:class="chart:scatter" chart:style-name="ch1">
        <chart:title svg:x="6.975cm" svg:y="0.342cm" chart:style-name="ch2">
          <text:p>Speedup of openCL code</text:p>
        </chart:title>
        <chart:legend chart:legend-position="end" svg:x="16.399cm" svg:y="4.87cm" style:legend-expansion="high" chart:style-name="ch3"/>
        <chart:plot-area chart:style-name="ch4" table:cell-range-address="q1.A1:q1.A21 q1.D1:q1.D21" chart:data-source-has-labels="row" svg:x="1.391cm" svg:y="1.327cm" svg:width="14.628cm" svg:height="7.825cm">
          <chartooo:coordinate-region svg:x="2.198cm" svg:y="1.526cm" svg:width="13.541cm" svg:height="6.979cm"/>
          <chart:axis chart:dimension="x" chart:name="primary-x" chart:style-name="ch5">
            <chart:title svg:x="8.529cm" svg:y="9.358cm" chart:style-name="ch6">
              <text:p>N</text:p>
            </chart:title>
          </chart:axis>
          <chart:axis chart:dimension="y" chart:name="primary-y" chart:style-name="ch5">
            <chart:title svg:x="0.451cm" svg:y="6.143cm" chart:style-name="ch7">
              <text:p>% Speedup</text:p>
            </chart:title>
            <chart:grid chart:style-name="ch8" chart:class="major"/>
          </chart:axis>
          <chart:series chart:style-name="ch9" chart:values-cell-range-address="q1.D2:q1.D21" chart:label-cell-address="q1.D1:q1.D1" chart:class="chart:scatter">
            <chart:domain table:cell-range-address="q1.A2:q1.A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q1.D1:q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q1.A2:q1.A21</svg:desc>
                </draw:g>
              </table:table-cell>
              <table:table-cell office:value-type="float" office:value="0.260250825755067">
                <text:p>0.260250825755067</text:p>
                <draw:g>
                  <svg:desc>q1.D2:q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3999427009231">
                <text:p>1.3999427009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.40364794555778">
                <text:p>4.40364794555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.8000373500163">
                <text:p>16.8000373500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3.0805395024549">
                <text:p>23.0805395024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5.5903442881069">
                <text:p>45.5903442881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5.2629787234042">
                <text:p>65.2629787234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92.1425303913649">
                <text:p>92.1425303913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32.542764678687">
                <text:p>132.5427646786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61.210568785303">
                <text:p>161.2105687853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03.299406007088">
                <text:p>203.299406007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61.468290240642">
                <text:p>261.468290240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319.603317457994">
                <text:p>319.603317457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353.830695207168">
                <text:p>353.830695207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519.698396575193">
                <text:p>519.6983965751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550.581884643176">
                <text:p>550.5818846431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605.956655552706">
                <text:p>605.956655552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822.130556424426">
                <text:p>822.1305564244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749.021422356045">
                <text:p>749.0214223560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839.088689885646">
                <text:p>839.0886898856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